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59mm"/>
    </style:style>
    <style:style style:name="co2" style:family="table-column">
      <style:table-column-properties fo:break-before="auto" style:column-width="16mm"/>
    </style:style>
    <style:style style:name="co3" style:family="table-column">
      <style:table-column-properties fo:break-before="auto" style:column-width="16.33mm"/>
    </style:style>
    <style:style style:name="co4" style:family="table-column">
      <style:table-column-properties fo:break-before="auto" style:column-width="14.29mm"/>
    </style:style>
    <style:style style:name="co5" style:family="table-column">
      <style:table-column-properties fo:break-before="auto" style:column-width="14.62mm"/>
    </style:style>
    <style:style style:name="co6" style:family="table-column">
      <style:table-column-properties fo:break-before="auto" style:column-width="19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2">
      <style:table-cell-properties fo:background-color="#cccccc" fo:border="0.74pt solid #000000"/>
    </style:style>
    <style:style style:name="ce4" style:family="table-cell" style:parent-style-name="Default">
      <style:table-cell-properties fo:background-color="#cccccc" fo:border="0.74pt solid #000000"/>
    </style:style>
    <style:style style:name="ce5" style:family="table-cell" style:parent-style-name="Default" style:data-style-name="N99">
      <style:table-cell-properties fo:background-color="#cccccc" fo:border="0.74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4"/>
        <table:table-column table:style-name="co7" table:default-cell-style-name="ce5"/>
        <table:table-row table:style-name="ro1">
          <table:table-cell office:value-type="string" calcext:value-type="string">
            <text:p>Etudiants/Partiel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style-name="ce1" office:value-type="string" calcext:value-type="string">
            <text:p>Moyenne</text:p>
          </table:table-cell>
          <table:table-cell table:style-name="Default" office:value-type="string" calcext:value-type="string">
            <text:p>Mention</text:p>
          </table:table-cell>
        </table:table-row>
        <table:table-row table:style-name="ro1">
          <table:table-cell office:value-type="string" calcext:value-type="string">
            <text:p>Ade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AVERAGE([.B2:.F2])" office:value-type="float" office:value="10.6" calcext:value-type="float">
            <text:p>10,6</text:p>
          </table:table-cell>
          <table:table-cell table:formula="of:=IF([.G2]&lt;10;&quot;recalé&quot;;IF([.G2]&lt;12;&quot;p&quot;;IF([.G2]&lt;14;&quot;ab&quot;;IF([.G2]&lt;16;&quot;b&quot;;IF([.G2]&gt;=16;&quot;tb&quot;;&quot;nimportequoi&quot;)))))" office:value-type="string" office:string-value="p" calcext:value-type="string">
            <text:p>p</text:p>
          </table:table-cell>
        </table:table-row>
        <table:table-row table:style-name="ro1">
          <table:table-cell office:value-type="string" calcext:value-type="string">
            <text:p>Camill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AVERAGE([.B3:.F3])" office:value-type="float" office:value="8.2" calcext:value-type="float">
            <text:p>8,2</text:p>
          </table:table-cell>
          <table:table-cell table:formula="of:=IF([.G3]&lt;10;&quot;recalé&quot;;IF([.G3]&lt;12;&quot;p&quot;;IF([.G3]&lt;14;&quot;ab&quot;;IF([.G3]&lt;16;&quot;b&quot;;IF([.G3]&gt;=16;&quot;tb&quot;;&quot;nimportequoi&quot;)))))" office:value-type="string" office:string-value="recalé" calcext:value-type="string">
            <text:p>recalé</text:p>
          </table:table-cell>
        </table:table-row>
        <table:table-row table:style-name="ro1">
          <table:table-cell office:value-type="string" calcext:value-type="string">
            <text:p>Nadia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AVERAGE([.B4:.F4])" office:value-type="float" office:value="13.2" calcext:value-type="float">
            <text:p>13,2</text:p>
          </table:table-cell>
          <table:table-cell table:formula="of:=IF([.G4]&lt;10;&quot;recalé&quot;;IF([.G4]&lt;12;&quot;p&quot;;IF([.G4]&lt;14;&quot;ab&quot;;IF([.G4]&lt;16;&quot;b&quot;;IF([.G4]&gt;=16;&quot;tb&quot;;&quot;nimportequoi&quot;)))))" office:value-type="string" office:string-value="ab" calcext:value-type="string">
            <text:p>ab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AVERAGE([.B5:.F5])" office:value-type="float" office:value="11" calcext:value-type="float">
            <text:p>11</text:p>
          </table:table-cell>
          <table:table-cell table:formula="of:=IF([.G5]&lt;10;&quot;recalé&quot;;IF([.G5]&lt;12;&quot;p&quot;;IF([.G5]&lt;14;&quot;ab&quot;;IF([.G5]&lt;16;&quot;b&quot;;IF([.G5]&gt;=16;&quot;tb&quot;;&quot;nimportequoi&quot;)))))" office:value-type="string" office:string-value="p" calcext:value-type="string">
            <text:p>p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AVERAGE([.B6:.F6])" office:value-type="float" office:value="11" calcext:value-type="float">
            <text:p>11</text:p>
          </table:table-cell>
          <table:table-cell table:formula="of:=IF([.G6]&lt;10;&quot;recalé&quot;;IF([.G6]&lt;12;&quot;p&quot;;IF([.G6]&lt;14;&quot;ab&quot;;IF([.G6]&lt;16;&quot;b&quot;;IF([.G6]&gt;=16;&quot;tb&quot;;&quot;nimportequoi&quot;)))))" office:value-type="string" office:string-value="p" calcext:value-type="string">
            <text:p>p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AVERAGE([.B7:.F7])" office:value-type="float" office:value="12.6" calcext:value-type="float">
            <text:p>12,6</text:p>
          </table:table-cell>
          <table:table-cell table:formula="of:=IF([.G7]&lt;10;&quot;recalé&quot;;IF([.G7]&lt;12;&quot;p&quot;;IF([.G7]&lt;14;&quot;ab&quot;;IF([.G7]&lt;16;&quot;b&quot;;IF([.G7]&gt;=16;&quot;tb&quot;;&quot;nimportequoi&quot;)))))" office:value-type="string" office:string-value="ab" calcext:value-type="string">
            <text:p>ab</text:p>
          </table:table-cell>
        </table:table-row>
        <table:table-row table:style-name="ro2">
          <table:table-cell table:style-name="ce2" office:value-type="string" calcext:value-type="string">
            <text:p>Moyenne générale</text:p>
          </table:table-cell>
          <table:table-cell table:style-name="ce3" table:formula="of:=AVERAGE([.B2:.B7])" office:value-type="float" office:value="9.66666666666667" calcext:value-type="float">
            <text:p>9,67</text:p>
          </table:table-cell>
          <table:table-cell table:style-name="ce3" table:formula="of:=AVERAGE([.C2:.C7])" office:value-type="float" office:value="10.8333333333333" calcext:value-type="float">
            <text:p>10,83</text:p>
          </table:table-cell>
          <table:table-cell table:style-name="ce3" table:formula="of:=AVERAGE([.D2:.D7])" office:value-type="float" office:value="12.3333333333333" calcext:value-type="float">
            <text:p>12,33</text:p>
          </table:table-cell>
          <table:table-cell table:style-name="ce3" table:formula="of:=AVERAGE([.E2:.E7])" office:value-type="float" office:value="12.3333333333333" calcext:value-type="float">
            <text:p>12,33</text:p>
          </table:table-cell>
          <table:table-cell table:style-name="ce3" table:formula="of:=AVERAGE([.F2:.F7])" office:value-type="float" office:value="10.3333333333333" calcext:value-type="float">
            <text:p>10,33</text:p>
          </table:table-cell>
          <table:table-cell table:style-name="ce3" table:formula="of:=AVERAGE([.G2:.G7])" office:value-type="float" office:value="11.1" calcext:value-type="float">
            <text:p>11,10</text:p>
          </table:table-cell>
          <table:table-cell table:style-name="Default"/>
        </table:table-row>
        <table:table-row table:style-name="ro2">
          <table:table-cell table:style-name="ce2" office:value-type="string" calcext:value-type="string">
            <text:p>Nb de notes &lt; 5</text:p>
          </table:table-cell>
          <table:table-cell table:style-name="ce4" table:formula="of:=COUNTIF([.B2:.B7];&quot;&lt;5&quot;)" office:value-type="float" office:value="1" calcext:value-type="float">
            <text:p>1</text:p>
          </table:table-cell>
          <table:table-cell table:style-name="ce4" table:formula="of:=COUNTIF([.C2:.C7];&quot;&lt;5&quot;)" office:value-type="float" office:value="0" calcext:value-type="float">
            <text:p>0</text:p>
          </table:table-cell>
          <table:table-cell table:style-name="ce4" table:formula="of:=COUNTIF([.D2:.D7];&quot;&lt;5&quot;)" office:value-type="float" office:value="0" calcext:value-type="float">
            <text:p>0</text:p>
          </table:table-cell>
          <table:table-cell table:style-name="ce4" table:formula="of:=COUNTIF([.E2:.E7];&quot;&lt;5&quot;)" office:value-type="float" office:value="1" calcext:value-type="float">
            <text:p>1</text:p>
          </table:table-cell>
          <table:table-cell table:style-name="ce4" table:formula="of:=COUNTIF([.F2:.F7];&quot;&lt;5&quot;)" office:value-type="float" office:value="0" calcext:value-type="float">
            <text:p>0</text:p>
          </table:table-cell>
          <table:table-cell table:formula="of:=COUNTIF([.G2:.G7];&quot;&lt;5&quot;)" office:value-type="float" office:value="0" calcext:value-type="float">
            <text:p>0</text:p>
          </table:table-cell>
          <table:table-cell table:style-name="Default"/>
        </table:table-row>
        <table:table-row table:style-name="ro2">
          <table:table-cell table:style-name="ce2" office:value-type="string" calcext:value-type="string">
            <text:p>Moyenne corrigée</text:p>
          </table:table-cell>
          <table:table-cell table:style-name="ce3" table:formula="of:=AVERAGEIF([.B2:.B7];&quot;&gt;=5&quot;;[.B2:.B7])" office:value-type="float" office:value="11.2" calcext:value-type="float">
            <text:p>11,20</text:p>
          </table:table-cell>
          <table:table-cell table:style-name="ce3" table:formula="of:=AVERAGEIF([.C2:.C7];&quot;&gt;=5&quot;;[.C2:.C7])" office:value-type="float" office:value="10.8333333333333" calcext:value-type="float">
            <text:p>10,83</text:p>
          </table:table-cell>
          <table:table-cell table:style-name="ce3" table:formula="of:=AVERAGEIF([.D2:.D7];&quot;&gt;=5&quot;;[.D2:.D7])" office:value-type="float" office:value="12.3333333333333" calcext:value-type="float">
            <text:p>12,33</text:p>
          </table:table-cell>
          <table:table-cell table:style-name="ce3" table:formula="of:=AVERAGEIF([.E2:.E7];&quot;&gt;=5&quot;;[.E2:.E7])" office:value-type="float" office:value="14.4" calcext:value-type="float">
            <text:p>14,40</text:p>
          </table:table-cell>
          <table:table-cell table:style-name="ce3" table:formula="of:=AVERAGEIF([.F2:.F7];&quot;&gt;=5&quot;;[.F2:.F7])" office:value-type="float" office:value="10.3333333333333" calcext:value-type="float">
            <text:p>10,33</text:p>
          </table:table-cell>
          <table:table-cell table:style-name="ce3" table:formula="of:=AVERAGEIF([.G2:.G7];&quot;&gt;=5&quot;;[.G2:.G7])" office:value-type="float" office:value="11.1" calcext:value-type="float">
            <text:p>11,1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 style:data-style-name="N2" text:time-value="10:17:14.686187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27:29.542185719</meta:creation-date>
    <dc:date>2018-01-22T10:26:33.983851148</dc:date>
    <meta:editing-duration>PT58M31S</meta:editing-duration>
    <meta:editing-cycles>2</meta:editing-cycles>
    <meta:generator>LibreOffice/5.2.7.2$Linux_X86_64 LibreOffice_project/20m0$Build-2</meta:generator>
    <meta:document-statistic meta:table-count="1" meta:cell-count="77" meta:object-count="0"/>
  </office:meta>
</office:document-meta>
</file>